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1376416C10731297.jpg" manifest:media-type="image/jpeg"/>
  <manifest:file-entry manifest:full-path="Pictures/10000000000001F2000001AECAB9A9277A22A512.png" manifest:media-type="image/pn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3"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Text_20_body">
      <style:paragraph-properties fo:margin-left="0cm" fo:margin-right="0cm"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8"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0"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letter-spacing="normal" fo:font-style="normal" fo:font-weight="normal" officeooo:paragraph-rsid="00321ad5"/>
    </style:style>
    <style:style style:name="P33" style:family="paragraph" style:parent-style-name="Text_20_body">
      <style:text-properties fo:font-variant="normal" fo:text-transform="none" style:font-name="Lato" fo:font-size="12pt" fo:font-style="normal" fo:font-weight="normal" officeooo:paragraph-rsid="0029a961"/>
    </style:style>
    <style:style style:name="P34" style:family="paragraph" style:parent-style-name="Text_20_body">
      <style:text-properties fo:font-variant="normal" fo:text-transform="none" fo:letter-spacing="normal"/>
    </style:style>
    <style:style style:name="P3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style:font-size-asian="12pt" style:font-size-complex="12pt"/>
    </style:style>
    <style:style style:name="P3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3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style:font-name="DejaVu Sans" fo:font-size="12pt" style:font-size-asian="12pt" style:font-size-complex="12pt"/>
    </style:style>
    <style:style style:name="P38" style:family="paragraph" style:parent-style-name="Text_20_body">
      <style:paragraph-properties fo:margin-left="0cm" fo:margin-right="0cm" fo:margin-top="1.323cm" fo:margin-bottom="0.794cm" style:contextual-spacing="false" fo:line-height="160%" fo:orphans="2" fo:widows="2" fo:text-indent="1cm" style:auto-text-indent="false" fo:break-before="page"/>
      <style:text-properties style:font-name="DejaVu Sans" fo:font-size="12pt" style:font-size-asian="12pt" style:font-size-complex="12pt"/>
    </style:style>
    <style:style style:name="P39" style:family="paragraph" style:parent-style-name="Text_20_body">
      <style:text-properties style:font-name="DejaVu Sans" fo:font-size="12pt" style:font-size-asian="12pt" style:font-size-complex="12pt"/>
    </style:style>
    <style:style style:name="P40" style:family="paragraph" style:parent-style-name="Text_20_body">
      <style:text-properties style:font-name="DejaVu Sans" fo:font-size="12pt" officeooo:rsid="000fb686" officeooo:paragraph-rsid="00133952" style:font-size-asian="12pt" style:font-size-complex="12pt"/>
    </style:style>
    <style:style style:name="P41" style:family="paragraph" style:parent-style-name="Standard">
      <style:text-properties style:font-name="DejaVu Sans" fo:font-size="12pt" officeooo:rsid="000fb686" officeooo:paragraph-rsid="00133952" style:font-size-asian="12pt" style:font-size-complex="12pt"/>
    </style:style>
    <style:style style:name="P42" style:family="paragraph" style:parent-style-name="Text_20_body">
      <style:text-properties style:font-name="DejaVu Sans" fo:font-size="12pt" officeooo:paragraph-rsid="00133952" style:font-size-asian="12pt" style:font-size-complex="12pt"/>
    </style:style>
    <style:style style:name="P43" style:family="paragraph" style:parent-style-name="Text_20_body">
      <style:text-properties style:font-name="DejaVu Sans" fo:font-size="12pt" officeooo:paragraph-rsid="001f6f63" style:font-size-asian="12pt" style:font-size-complex="12pt"/>
    </style:style>
    <style:style style:name="P44" style:family="paragraph" style:parent-style-name="Text_20_body">
      <style:paragraph-properties fo:margin-top="0cm" fo:margin-bottom="0cm" style:contextual-spacing="false"/>
      <style:text-properties style:font-name="DejaVu Sans" fo:font-size="12pt" style:font-size-asian="12pt" style:font-size-complex="12pt"/>
    </style:style>
    <style:style style:name="P45"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46"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47"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48" style:family="paragraph" style:parent-style-name="Heading_20_3">
      <style:text-properties style:font-name="DejaVu Sans" fo:font-size="12pt" fo:font-weight="normal" style:font-size-asian="12pt" style:font-size-complex="12pt"/>
    </style:style>
    <style:style style:name="P49"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50"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1" style:family="paragraph" style:parent-style-name="Text_20_body">
      <style:text-properties style:font-name="inherit" fo:font-size="12pt" officeooo:paragraph-rsid="0011d4c1" style:font-size-asian="12pt" style:font-size-complex="12pt"/>
    </style:style>
    <style:style style:name="P52" style:family="paragraph" style:parent-style-name="Text_20_body">
      <style:text-properties officeooo:paragraph-rsid="00133952"/>
    </style:style>
    <style:style style:name="P53" style:family="paragraph" style:parent-style-name="Text_20_body">
      <style:paragraph-properties fo:margin-top="0cm" fo:margin-bottom="0cm" style:contextual-spacing="false" fo:text-align="center" style:justify-single-word="false"/>
    </style:style>
    <style:style style:name="P54" style:family="paragraph" style:parent-style-name="Standard">
      <style:paragraph-properties fo:margin-left="0cm" fo:margin-right="0cm" fo:orphans="2" fo:widows="2" fo:text-indent="0cm" style:auto-text-indent="false" fo:break-before="page"/>
      <style:text-properties officeooo:paragraph-rsid="002bcdcb"/>
    </style:style>
    <style:style style:name="P55" style:family="paragraph" style:parent-style-name="Standard">
      <style:paragraph-properties fo:margin-left="0cm" fo:margin-right="0cm" fo:orphans="2" fo:widows="2" fo:text-indent="0cm" style:auto-text-indent="false"/>
      <style:text-properties officeooo:paragraph-rsid="002bcdcb"/>
    </style:style>
    <style:style style:name="P56" style:family="paragraph" style:parent-style-name="Text_20_body">
      <style:text-properties officeooo:paragraph-rsid="00216438"/>
    </style:style>
    <style:style style:name="P57"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8" style:family="paragraph" style:parent-style-name="Text_20_body">
      <style:text-properties style:font-name="DejaVu Sans" fo:font-size="12pt" officeooo:paragraph-rsid="0033ec7f" style:font-size-asian="12pt" style:font-size-complex="12pt"/>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6"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7"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8"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style>
    <style:style style:name="T12" style:family="text">
      <style:text-properties style:font-weight-complex="normal"/>
    </style:style>
    <style:style style:name="T13" style:family="text">
      <style:text-properties officeooo:rsid="001272cb"/>
    </style:style>
    <style:style style:name="T14" style:family="text">
      <style:text-properties style:font-name="DejaVu Sans"/>
    </style:style>
    <style:style style:name="T15" style:family="text">
      <style:text-properties style:font-name="DejaVu Sans" fo:font-size="12pt" style:font-size-asian="12pt" style:font-size-complex="12pt"/>
    </style:style>
    <style:style style:name="T16" style:family="text">
      <style:text-properties style:font-name="DejaVu Sans" fo:font-size="12pt" officeooo:rsid="001ec95a" style:font-size-asian="12pt" style:font-size-complex="12pt"/>
    </style:style>
    <style:style style:name="T17" style:family="text">
      <style:text-properties style:font-name="DejaVu Sans" officeooo:rsid="0011c3f7"/>
    </style:style>
    <style:style style:name="T18" style:family="text">
      <style:text-properties officeooo:rsid="00199f3b"/>
    </style:style>
    <style:style style:name="T19" style:family="text">
      <style:text-properties officeooo:rsid="001ec95a"/>
    </style:style>
    <style:style style:name="T20" style:family="text">
      <style:text-properties officeooo:rsid="001f6f63"/>
    </style:style>
    <style:style style:name="T21" style:family="text">
      <style:text-properties officeooo:rsid="00247785"/>
    </style:style>
    <style:style style:name="T22"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3" style:family="text">
      <style:text-properties fo:letter-spacing="normal"/>
    </style:style>
    <style:style style:name="T24" style:family="text">
      <style:text-properties officeooo:rsid="0033bad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Light And Dark Tantra</text:p>
      <text:p text:style-name="P23"/>
      <text:p text:style-name="P24"/>
      <text:p text:style-name="P24"/>
      <text:p text:style-name="P24"/>
      <text:p text:style-name="P24"/>
      <text:p text:style-name="P24"/>
      <text:p text:style-name="P30">William Enckhausen</text:p>
      <text:p text:style-name="P30"/>
      <text:p text:style-name="P2"/>
      <text:p text:style-name="P3"/>
      <text:p text:style-name="P12"><text:line-break/></text:p>
      <text:p text:style-name="P20">Introduction</text:p>
      <text:p text:style-name="P17"/>
      <text:p text:style-name="P18">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2">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2">I was dissolv<text:span text:style-name="T24">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3"><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5.329cm" svg:height="3.261cm" draw:z-index="3"><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4">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3"><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7.969cm" svg:height="5.405cm" draw:z-index="4"><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3"><text:span text:style-name="T23">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2"><text:line-break/></text:span></text:p>
      <text:p text:style-name="P9"/>
      <text:p text:style-name="P21">Personalities</text:p>
      <text:p text:style-name="P33"><text:span text:style-name="T22"><text:line-break/></text:span><text:a xlink:type="simple" xlink:href="https://workdrive.zoho.com/file/pleth6a3ef47cc67c460d97405f051294dfdd" text:style-name="Internet_20_link" text:visited-style-name="Visited_20_Internet_20_Link">When I was arrested in India</text:a><text:span text:style-name="T22">,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2">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2">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2">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2">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2">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6">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1">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18">n acharya </text:span>dressed in orange so many people doubt the good intentions of all <text:span text:style-name="T18">acharyas</text:span>.    </text:p>
      <text:p text:style-name="P6"/>
      <text:p text:style-name="P6"><text:span text:style-name="T18">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6"/>
      <text:p text:style-name="P50">Form And Formless</text:p>
      <text:p text:style-name="P41"/>
      <text:p text:style-name="P40">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2">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19">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2"><text:span text:style-name="T15">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5">the Bay Area and said his friend G. was the first hippie to ever exist.  It was 1964 and this man grew his hair out and started a gardening company called "Flower Power" with a </text:span><text:span text:style-name="T16">V</text:span><text:span text:style-name="T15">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5">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5"><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5">quixotic narco slayer.</text:span></text:a><text:span text:style-name="T15"><text:line-break/> </text:span></text:p>
      <text:p text:style-name="P42">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7"><draw:a xlink:type="simple" xlink:href="https://www.blogger.com/#"><draw:frame draw:style-name="fr1" draw:name="Imagen4" text:anchor-type="as-char" svg:width="6.749cm" svg:height="7.969cm" draw:z-index="5"><draw:image xlink:href="Pictures/100000000000010F0000014076EA2917A1DEA24F.jpg" xlink:type="simple" xlink:show="embed" xlink:actuate="onLoad" draw:mime-type="image/jpeg"/></draw:frame></draw:a></text:p>
      <text:p text:style-name="P27"><text:line-break/></text:p>
      <text:p text:style-name="P28"><text:span text:style-name="T10">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7">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0">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4"><text:bookmark text:name="2et92p0"/><text:span text:style-name="T5">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5"><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8">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 interviewed the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the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the Devashish and have a conversation with him. The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5"/>
      <text:p text:style-name="P37"/>
      <text:p text:style-name="P15"><text:span text:style-name="T9">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2">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3"><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3">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9">Ananda Marga, A Revolution?</text:p>
      <text:p text:style-name="P36"><text:span text:style-name="T6">“</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3">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3">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3">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3">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3">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3"/>
        <text:p text:style-name="P13">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3"/>
        <text:p text:style-name="P13">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3">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3"><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4"><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3"/>
        <text:p text:style-name="P13"><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3"/>
        <text:p text:style-name="P13">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3"/>
        <text:p text:style-name="P13">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3"/>
        <text:p text:style-name="P13">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3"/>
        <text:p text:style-name="P13">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3"/>
        <text:p text:style-name="P13">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3"/>
        <text:p text:style-name="P13">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8"/>
        <text:p text:style-name="P49">Aghora <text:span text:style-name="T1">Tantra</text:span></text:p>
        <text:p text:style-name="P48">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5">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4"><text:line-break/>  </text:p>
        <text:p text:style-name="P46"><draw:a xlink:type="simple" xlink:href="https://draft.blogger.com/#"><draw:frame draw:style-name="fr1" draw:name="Imagen1" text:anchor-type="as-char" svg:width="5.479cm" svg:height="7.969cm" draw:z-index="0"><draw:image xlink:href="Pictures/10000000000000DC00000140536E6FA98007E3F7.jpg" xlink:type="simple" xlink:show="embed" xlink:actuate="onLoad" draw:mime-type="image/jpeg"/></draw:frame></draw:a></text:p>
        <text:p text:style-name="P39"/>
        <text:p text:style-name="P39">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p>
        <text:p text:style-name="P39">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9">Just before this affair with the narcos I had a conversation with an old friend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text:soft-page-break/>microvita trapped in the physical plane are transmuted and released to destroy some other negative force instead of using spiritual force and positive microvita for this destruction.</text:p>
        <text:p text:style-name="P58">A week later, the drama with the narco assassins started. Things were going well; no fear nor anger, nor even aggression stirring in my soul, even though they had me surrounded and I already knew of their intentions. They fired their guns off at night and later I heard a chainsaw start up but then I started to hear the Om sound with its infinite bliss and the Om sound became so loud it drowned out the sound of the chainsaw. <text:s/>I entirely forgot about the narcos as I was in a trance for several hours. <text:s/>When I returned to bodily consciousness I was fine, with all of my limbs still intact! <text:s/>The kundalini is indeed a divine force, the seed of the Macrocosmic divinity within the human microcosm. <text:s/>The kundalini created a spiritual shield to fight off the narco assassins. There was death and horror all around but internally everything was in harmony. </text:p>
        <text:p text:style-name="P58"/>
        <text:p text:style-name="P58">At that time an old friend writes to me and implores me to forgive "CobraKiller" Shamitananda. I asked if this monk, Shamitananda,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9">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text:soft-page-break/>given by the cosmic mind; a convenient way to “kill 2 birds with 1 stone,” so to speak.</text:p>
        <text:p text:style-name="P39">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9">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9">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with.</text:p>
        <text:p text:style-name="P39">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9"><draw:frame draw:style-name="fr2" draw:name="Imagen3" text:anchor-type="char" svg:width="12.402cm" svg:height="10.709cm" draw:z-index="2"><draw:image xlink:href="Pictures/10000000000001F2000001AECAB9A9277A22A512.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1"><text:a xlink:type="simple" xlink:href="https://draft.blogger.com/#" text:style-name="Internet_20_link" text:visited-style-name="Visited_20_Internet_20_Link"><text:span text:style-name="T14">Listen to "Padmasambhava"</text:span></text:a></text:p>
        <text:p text:style-name="P39">“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text:soft-page-break/>renounce their evil ways.</text:p>
        <text:p text:style-name="P39"><text:line-break/><draw:a xlink:type="simple" xlink:href="https://draft.blogger.com/#"><draw:frame draw:style-name="fr1" draw:name="Imagen2" text:anchor-type="as-char" svg:width="6.052cm" svg:height="7.969cm" draw:z-index="1"><draw:image xlink:href="Pictures/10000000000000F3000001401376416C10731297.jpg" xlink:type="simple" xlink:show="embed" xlink:actuate="onLoad" draw:mime-type="image/jpeg"/></draw:frame></draw:a></text:p>
        <text:p text:style-name="P39"> <text:line-break/><text:span text:style-name="T11">The Vajra flows both upward and downward. Vajra controls Ida and Pingula. Digesting good as well as evil, only those who become completely still inside the Shushumna may wield its power.</text:span></text:p>
        <text:p text:style-name="P39">“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9">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text:soft-page-break/>human mind. When yogis heard these sounds from deep within they were repeated vocally and this is the basis of the Sanskrit alphabet. it is curious that this alphabet is very complete and reflects most of the phonemes that the human voice can express.</text:p>
        <text:p text:style-name="P39">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9">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line-break/>Aghora Phobia</text:p>
        <text:p text:style-name="P39">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9">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9">Around here it has been pure Aghora, or extreme tantra, for the past five years as well. Tantra is composed of two Sanskrit word. “Tan” signifies “dullness” or <text:soft-page-break/>“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9">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39">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9">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9">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ext:soft-page-break/>the minds who perpetuate this genocide.</text:p>
        <text:p text:style-name="P39"/>
        <text:p text:style-name="P45"/>
        <text:p text:style-name="P39"/>
        <text:p text:style-name="P56"><text:a xlink:type="simple" xlink:href="mailto: enckwilliam@protonmail.com?subject=Subscribe" text:style-name="Internet_20_link" text:visited-style-name="Visited_20_Internet_20_Link"><text:span text:style-name="T17"/></text: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06T17:33:12.188779183</dc:date>
    <meta:editing-duration>PT1H53M30S</meta:editing-duration>
    <meta:editing-cycles>34</meta:editing-cycles>
    <meta:document-statistic meta:table-count="0" meta:image-count="6" meta:object-count="0" meta:page-count="80" meta:paragraph-count="142" meta:word-count="35244" meta:character-count="203539" meta:non-whitespace-character-count="168034"/>
  </office:meta>
</office:document-meta>
</file>